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RALIDADES</text:p>
      <text:p text:style-name="Standard">Sobre cada tema que se vaya presentando, habrá facilidad de realizar alternativas propuestas por los programadores, tanto en hardware como en software, y acordadas luego con la fábrica.</text:p>
      <text:p text:style-name="Standard">Consecuentemente a medida que se van generando, podrían tener sus variantes con el avance del proyecto, al tener presente que habrá una realimentación con los programadores, mientras se vayan evaluando el tipo de componentes y la complejidad del proyecto. En particular la decisión de incluir o no, o en qué medida, funciones de control (es decir aquellas que interactúan con el equipo donde vaya esta placa, aparte de las funciones de monitoreo que realiza como voltímetro). Un caso en particular afectado por lo mencionado, sería qué tamaño y cómo organizar la eeprom asociada (ya sea interna o externa al micro). </text:p>
      <text:p text:style-name="Standard"/>
      <text:p text:style-name="P2">FUNCIONES COMO VOLTÍMETRO</text:p>
      <text:p text:style-name="Standard">-Adquisición (hasta) 16 señales analógicas, previo paso por circuitos atenuador y multiplexor (para 2 a 4 entradas ADC del micro).</text:p>
      <text:p text:style-name="Standard">-Conectado a teclado de unas pocas teclas y display preliminar posiblemente LCD 2 x 16.</text:p>
      <text:p text:style-name="Standard">-Acceso comunicación con PC para setear parámetros de cada medición (que se guardarán en eeprom), y acceder lectura de todas las mediciones.</text:p>
      <text:p text:style-name="Standard">-La eeprom será accedida para poder ser modificada, tanto por la PC (acceso total) como por el teclado (acceso limitado a algunos parámetros, como ejm. ajuste de potencia del equipo como función de CONTROL), y los datos allí guardados se utilizarán por ejemplo para indicar escala para cada medición, unidad a mostrar, tipo de promediación, etc.</text:p>
      <text:p text:style-name="Standard">-El teclado minimamente permitirá acceder a cada medición mostrándolo en el display LCD.</text:p>
      <text:p text:style-name="Standard">-El display mostrará posiblemente a lo sumo una medición por pantalla, pero con la PC se debiera ver actualizadas todas (las 16?) en su monitor, entonces una rutina principal será que el voltímetro esté barriendo <text:span text:style-name="T1">continuamente todas</text:span> las mediciones, guardandolas en RAM para el acceso de la PC, mientras una se estará mostrando en el display LCD.</text:p>
      <text:p text:style-name="Standard">-En la RAM se guardarán y actualizarán continuamente las mediciones como salen de los adc (unos 2 bytes por cada parámetro a medir considerando adc de 10 bits), y además otro conjunto (otros 2 bytes por parámetro) con valores promediados, según fórmulas a indicarse más adelante.</text:p>
      <text:p text:style-name="Standard">-La tarea de promediación de cada parámetro se realizará ni bien se adquiere la medición de ese canal, así mientras tanto se da tiempo para que la entrada del adc se estabilice con el próximo parámetro a medir. De tal manera que cumpla un loop de adquisición y promediación parámetro o canal MED(i), idem MED(i+1), ..., MED(16), MED(1), ...</text:p>
      <text:p text:style-name="Standard">-Para minimizar los retardos que demandan el settling time del los adc, es que si como ejm. se utilizan dos multipl. x8, que igresan a dos entradas adc, la MED(1) estará en el 1er multipl. y llegará a la adc1 del micro, y la MED(2) estará en el 2do multipl. y llegará al adc2 del micro. Y así alternativamente. Un multiplex. para las impares y el otro para las pares (suponiendo usar dos entradas adc del micro).</text:p>
      <text:p text:style-name="Standard">-La medición a mostrar en el display se tomará de la RAM promediada, y se convertirá a la escala que corresponda, según parámetros fijados en la eeprom.</text:p>
      <text:p text:style-name="Standard">-Las mediciones promediadas ubicadas en su RAM tendrán mayor cantidad de bits que las no promediadas; si estas tienen 10 bits útiles (según adc del micro), las promediadas podrán ocupar los 16 bits disponibles (el cálculo de promediación genera la mayor resolución).</text:p>
      <text:p text:style-name="Standard">-Pero desde la PC se deberá poder acceder a ambas RAM, tanto las sin promediar como las promediadas. En cada caso desde la PC se inviará un código distinto si se requiere el conjunto de las promediadas, o las sin promediar. Sin previa conversión a escalas.</text:p>
      <text:p text:style-name="Standard">-Más adelante se definirá si aparte se utilizarán otros códigos para requerir las mediciones mediante la PC, pero ya convertidas al valor a mostrar. En estos casos habrá que convenir el formato de datos (probablemente compatible con algún protocolo general, como el SNMP; en tal caso en su formato INTEGER utiliza 4 bytes....); minimamente el formato convenido deberá permitir comunicar cifras <text:soft-page-break/>entre "0,001" hasta "1999".</text:p>
      <text:p text:style-name="Standard">-En el caso de que la transferencia de datos sea sin previa conversión (así tenemos implementado en equipos anteriores), la PC leerá en la eeprom del voltímetro (al iniciar la comunicación mediante programa correspondiente) cómo está seteado cada medición (escala, etc.) para luego hacer la conversión..</text:p>
      <text:p text:style-name="Standard">-El display mostrará cada medición a medida que se pulse alguna tecla (DN o UP). Aparte del formato general de mostar nombre de la medición, valor, y unidad, un segundo formato reducirá esos strings a una fila, y la otra del display lo mostrará como vúmetro. En la eeprom estará determinado qué formato se debe usar para mostrar cada una de las mediciones en el display.</text:p>
      <text:p text:style-name="Standard">-Un tercer formato, presentará una de las mediciones, la que estará definida como principal (también en la eeprom), con caracteres que ocupan todo el display, para tener una mejor visibilidad de la misma.</text:p>
      <text:p text:style-name="Standard">Para acceder a ella en el display, podría considerarse como la medición primera a mostrar (luego de alimentar la placa), y con el teclado (DN) luego se barrería en sentido MED1, MED2, .... o con otra tecla (UP) MED16, MED15, etc. (suponemos seteo en eeprom para adquirir los 16 canales dispinibles, caso contrario la MED de mayor número será la indicada en la eeprom).</text:p>
      <text:p text:style-name="Standard">Se dilucirán alternativas en el diseño, como por ejem. si después de un cierto tot estando observando la med. principal pero en formato general, esta pasa a mostrarse en el formato tamaño agrandado.</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text:file-name text:display="name-and-extension">Proyecto Reemplazo V7S-02-GENERALIDADES.odt</text:file-name><text:tab/>06/10/2021 <text:s text:c="4"/><text:page-number text:select-page="current">2</text:page-number> de <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1M31S</meta:editing-duration>
    <meta:editing-cycles>13</meta:editing-cycles>
    <meta:generator>OpenOffice.org/3.4.1$Win32 OpenOffice.org_project/341m1$Build-9593</meta:generator>
    <dc:date>2021-10-07T09:51:16.01</dc:date>
    <meta:document-statistic meta:table-count="0" meta:image-count="0" meta:object-count="0" meta:page-count="2" meta:paragraph-count="23" meta:word-count="926" meta:character-count="5608"/>
    <meta:user-defined meta:name="Info 1"/>
    <meta:user-defined meta:name="Info 2"/>
    <meta:user-defined meta:name="Info 3"/>
    <meta:user-defined meta:name="Info 4"/>
  </office:meta>
</office:document-meta>
</file>